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 draw:textarea-vertical-align="middle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id="id5" draw:layer="layout" svg:width="0.483cm" svg:height="1.88cm" svg:x="12.173cm" svg:y="6.605cm">
            <draw:image xlink:href="Pictures/100000000000002A000000A0EE7F3E8A.png" xlink:type="simple" xlink:show="embed" xlink:actuate="onLoad">
              <text:p/>
            </draw:image>
          </draw:frame>
          <draw:frame draw:style-name="gr1" draw:text-style-name="P1" draw:id="id4" draw:layer="layout" svg:width="0.483cm" svg:height="1.88cm" svg:x="12.217cm" svg:y="2.959cm">
            <draw:image xlink:href="Pictures/100000000000002A000000A0EE7F3E8A.png" xlink:type="simple" xlink:show="embed" xlink:actuate="onLoad">
              <text:p/>
            </draw:image>
          </draw:frame>
          <draw:frame draw:style-name="gr2" draw:text-style-name="P1" draw:id="id3" draw:layer="layout" svg:width="0.483cm" svg:height="1.88cm" svg:x="8.635cm" svg:y="3.628cm">
            <draw:image xlink:href="Pictures/100000000000002A000000A0EE7F3E8A.png" xlink:type="simple" xlink:show="embed" xlink:actuate="onLoad">
              <text:p/>
            </draw:image>
          </draw:frame>
          <draw:frame draw:style-name="gr1" draw:text-style-name="P1" draw:id="id2" draw:layer="layout" svg:width="0.483cm" svg:height="1.88cm" svg:x="8.636cm" svg:y="1.685cm">
            <draw:image xlink:href="Pictures/100000000000002A000000A0EE7F3E8A.png" xlink:type="simple" xlink:show="embed" xlink:actuate="onLoad">
              <text:p/>
            </draw:image>
          </draw:frame>
          <draw:line draw:style-name="gr3" draw:text-style-name="P1" draw:layer="layout" svg:x1="8.844cm" svg:y1="6.107cm" svg:x2="13.31cm" svg:y2="6.107cm">
            <text:p/>
          </draw:line>
          <draw:line draw:style-name="gr3" draw:text-style-name="P1" draw:layer="layout" svg:x1="11.562cm" svg:y1="5.158cm" svg:x2="13.31cm" svg:y2="5.158cm">
            <text:p/>
          </draw:line>
          <draw:line draw:style-name="gr3" draw:text-style-name="P1" draw:layer="layout" svg:x1="11.584cm" svg:y1="5.136cm" svg:x2="10.635cm" svg:y2="6.085cm">
            <text:p/>
          </draw:line>
          <draw:rect draw:style-name="gr4" draw:text-style-name="P2" draw:id="id1" draw:layer="layout" svg:width="1.812cm" svg:height="3.932cm" svg:x="5.37cm" svg:y="3.619cm">
            <text:p text:style-name="P1"><text:span text:style-name="T1">Signal</text:span></text:p>
            <text:p text:style-name="P1"><text:span text:style-name="T1">via</text:span></text:p>
            <text:p text:style-name="P1"><text:span text:style-name="T1">CP</text:span></text:p>
          </draw:rect>
          <draw:custom-shape draw:style-name="gr5" draw:text-style-name="P3" draw:layer="layout" svg:width="2.285cm" svg:height="0.431cm" svg:x="3.073cm" svg:y="4.849cm">
            <text:p text:style-name="P3"><text:span text:style-name="T2">Held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.285cm" svg:height="0.431cm" svg:x="3.073cm" svg:y="3.65cm">
            <text:p text:style-name="P3"><text:span text:style-name="T2">TO Straight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.285cm" svg:height="0.431cm" svg:x="3.073cm" svg:y="4.088cm">
            <text:p text:style-name="P3"><text:span text:style-name="T2">TO Diverge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.285cm" svg:height="0.431cm" svg:x="3.073cm" svg:y="5.557cm">
            <text:p text:style-name="P3"><text:span text:style-name="T2">Clear Left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.285cm" svg:height="0.431cm" svg:x="3.073cm" svg:y="5.968cm">
            <text:p text:style-name="P3"><text:span text:style-name="T2">Approach Left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.285cm" svg:height="0.431cm" svg:x="3.073cm" svg:y="6.676cm">
            <text:p text:style-name="P3"><text:span text:style-name="T2">Clear Right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.285cm" svg:height="0.431cm" svg:x="3.073cm" svg:y="7.101cm">
            <text:p text:style-name="P3"><text:span text:style-name="T2">Approach Right</text:span></text:p>
            <draw:enhanced-geometry svg:viewBox="0 0 21600 21600" draw:text-areas="0 0 21600 21600" draw:type="pentagon-right" draw:modifiers="19174.104953408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onnector draw:style-name="gr6" draw:text-style-name="P1" draw:layer="layout" draw:type="curve" draw:line-skew="-0.359cm" svg:x1="7.182cm" svg:y1="5.585cm" svg:x2="8.636cm" svg:y2="2.625cm" draw:start-shape="id1" draw:start-glue-point="1" draw:end-shape="id2" draw:end-glue-point="3" svg:d="m7182 5585c552 0-175-2960 1454-2960">
            <text:p/>
          </draw:connector>
          <draw:connector draw:style-name="gr6" draw:text-style-name="P1" draw:layer="layout" draw:type="curve" svg:x1="7.182cm" svg:y1="5.585cm" svg:x2="8.635cm" svg:y2="4.568cm" draw:end-shape="id3" svg:d="m7182 5585c714 0-12-1017 1453-1017">
            <text:p/>
          </draw:connector>
          <draw:connector draw:style-name="gr6" draw:text-style-name="P1" draw:layer="layout" draw:type="curve" svg:x1="7.182cm" svg:y1="5.585cm" svg:x2="12.217cm" svg:y2="3.899cm" draw:end-shape="id4" draw:end-glue-point="3" svg:d="m7182 5585c3400 0 883-1686 5035-1686">
            <text:p/>
          </draw:connector>
          <draw:connector draw:style-name="gr6" draw:text-style-name="P1" draw:layer="layout" draw:type="curve" svg:x1="7.182cm" svg:y1="5.585cm" svg:x2="12.173cm" svg:y2="7.545cm" draw:end-shape="id5" draw:end-glue-point="3" svg:d="m7182 5585c3367 0 872 1960 4991 196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3T23:22:58</dc:date>
    <dc:creator>David Harris</dc:creator>
    <meta:editing-duration>PT05H11M15S</meta:editing-duration>
    <meta:editing-cycles>28</meta:editing-cycles>
    <meta:generator>OpenOffice.org/3.1$Unix OpenOffice.org_project/310m11$Build-9399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